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slab" svg:font-family="'Roboto slab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list-style-name="L1"/>
    <style:style style:name="P2" style:family="paragraph" style:list-style-name="L2"/>
    <style:style style:name="T1" style:family="text">
      <style:text-properties fo:color="#d73a49"/>
    </style:style>
    <style:style style:name="T2" style:family="text">
      <style:text-properties fo:color="#d73a49" style:font-name="SFMono-Regular" fo:font-size="9.75pt" fo:font-style="normal" fo:font-weight="normal"/>
    </style:style>
    <style:style style:name="T3" style:family="text">
      <style:text-properties fo:color="#032f62"/>
    </style:style>
    <style:style style:name="T4" style:family="text">
      <style:text-properties fo:color="#032f62" style:font-name="SFMono-Regular" fo:font-size="9.75pt" fo:font-style="normal" fo:font-weight="normal"/>
    </style:style>
    <style:style style:name="T5" style:family="text">
      <style:text-properties fo:color="#6f42c1"/>
    </style:style>
    <style:style style:name="T6" style:family="text">
      <style:text-properties style:font-name="SFMono-Regular" fo:font-size="9.75pt" fo:font-style="normal" fo:font-weight="normal"/>
    </style:style>
    <style:style style:name="T7" style:family="text">
      <style:text-properties fo:color="#005cc5" style:font-name="SFMono-Regular" fo:font-size="9.75pt" fo:font-style="normal" fo:font-weight="normal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9" style:family="text">
      <style:text-properties fo:font-variant="normal" fo:text-transform="none" fo:color="#24292e" style:font-name="apple-system" fo:font-size="12pt" fo:letter-spacing="normal" fo:font-style="normal" fo:font-weight="normal" officeooo:rsid="0013e37b"/>
    </style:style>
    <style:style style:name="T10" style:family="text">
      <style:text-properties fo:font-variant="normal" fo:text-transform="none" fo:color="#24292e" style:font-name="apple-system" fo:font-size="12pt" fo:letter-spacing="normal" fo:font-style="normal" fo:font-weight="normal" officeooo:rsid="00158cb4"/>
    </style:style>
    <style:style style:name="T11" style:family="text">
      <style:text-properties fo:font-variant="normal" fo:text-transform="none" fo:color="#24292e" style:font-name="apple-system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24292e" style:font-name="apple-system" fo:font-size="12pt" fo:letter-spacing="normal" fo:font-style="normal" fo:font-weight="normal" officeooo:rsid="0017e634" style:font-size-asian="12pt" style:font-size-complex="12pt"/>
    </style:style>
    <style:style style:name="T13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2d333a" style:font-name="Roboto slab" fo:font-size="12pt" fo:letter-spacing="normal" fo:font-style="normal" fo:font-weight="normal" style:font-size-asian="12pt" style:font-size-complex="12pt"/>
    </style:style>
    <style:style style:name="T15" style:family="text">
      <style:text-properties officeooo:rsid="000f2137"/>
    </style:style>
    <style:style style:name="T16" style:family="text">
      <style:text-properties officeooo:rsid="00173d5f"/>
    </style:style>
    <style:style style:name="T17" style:family="text">
      <style:text-properties fo:color="#2d333a" style:font-name="Roboto slab" fo:font-size="10.5pt"/>
    </style:style>
    <style:style style:name="T18" style:family="text">
      <style:text-properties officeooo:rsid="0017e634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06146910152744661" text:style-name="L1">
        <text:list-item>
          <text:p>Quais as diferenças entre os barramentos de dados e de endereços?</text:p>
          <text:p>O barramento de dados vai transmitir os dados entre as unidades do microprocessador enquanto o de endereço seleciona a origem e o destino através do endereço dos mesmos. É como se o barramento de endereço seleciona-se a origem e o destino de vários pacotes e o barramento de dados fosse o veículo que transporta todos eles da origem ao destino.</text:p>
        </text:list-item>
        <text:list-item>
          <text:p>Quais são as diferenças entre as memórias RAM e ROM?</text:p>
          <text:p>A memória ram se chama ramdom acess memory, a tradução seria acesso aleatório a memória o que na prática significa que a ram lê todos os processos em paralelos, mas seleciona apenas um deles para executar e além disso ela possui uma memória volátil, ou seja, quando desligado da energia os dados que antes existiam se perderam caso não tenham sido salvado na ROM. </text:p>
        </text:list-item>
        <text:list-item>
          <text:p>Considere o código abaixo:</text:p>
        </text:list-item>
      </text:list>
      <text:p text:style-name="Preformatted_20_Text">#include &lt;stdio.h&gt;</text:p>
      <text:p text:style-name="Preformatted_20_Text">int main(void)</text:p>
      <text:p text:style-name="Preformatted_20_Text">{</text:p>
      <text:p text:style-name="Preformatted_20_Text"><text:s text:c="8"/>int i;</text:p>
      <text:p text:style-name="Preformatted_20_Text"><text:s text:c="8"/>printf("Insira um número inteiro: ");</text:p>
      <text:p text:style-name="Preformatted_20_Text"><text:s text:c="8"/>scanf("%d", &amp;i);</text:p>
      <text:p text:style-name="Preformatted_20_Text"><text:s text:c="8"/>if(i%2)</text:p>
      <text:p text:style-name="Preformatted_20_Text"><text:s text:c="16"/>printf("%d eh impar.\n");</text:p>
      <text:p text:style-name="Preformatted_20_Text"><text:s text:c="8"/>else</text:p>
      <text:p text:style-name="Preformatted_20_Text"><text:s text:c="16"/>printf("%d eh par.\n");</text:p>
      <text:p text:style-name="Preformatted_20_Text"><text:s text:c="8"/>return 0;</text:p>
      <text:p text:style-name="Preformatted_20_Text">}</text:p>
      <text:p text:style-name="Text_20_body">Para este código, responda: (a) A variável <text:span text:style-name="Source_20_Text">i</text:span> é armazenada na memória RAM ou ROM? Por quê? (b) O programa compilado a partir deste código é armazenado na memória RAM ou ROM? Por quê?</text:p>
      <text:p text:style-name="Text_20_body">a)A variável i é armazenada na memória RAM, porque o valor dado a ela pode ser modificado várias vezes e deve ser inserido, não havendo necessidade de guardar os dados.</text:p>
      <text:p text:style-name="Text_20_body">b)Memória ROM, porque é interessante que o código fique guardado na memória para que possa ser utilizado várias vezes</text:p>
      <text:list xml:id="list4919211384417868224" text:style-name="L2">
        <text:list-item>
          <text:p>Quais são as diferenças, vantagens e desvantagens das arquiteturas Harvard e Von Neumann?<text:line-break/>A Arquitetura de Harvard baseia-se em um conceito mais recente que a de Von-Neumann, tendo vindo da necessidade de por o microcontrolador para trabalhar mais rápido. É uma arquitetura de computador que se distingue das outras por possuir duas memórias diferentes e independentes em termos de barramento e ligação ao processador. </text:p>
        </text:list-item>
        <text:list-item>
          <text:p>Considere a variável inteira <text:span text:style-name="Source_20_Text">i</text:span>, armazenando o valor <text:span text:style-name="Source_20_Text">0x8051ABCD</text:span>. Se <text:span text:style-name="Source_20_Text">i</text:span> é armazenada na memória a partir do endereço <text:span text:style-name="Source_20_Text">0x0200</text:span>, como ficam este byte e os seguintes, considerando que a memória é: (a) Little-endian; (b) Big-endian.</text:p>
          <text:list>
            <text:list-item>
              <text:p>O Little-endian armazena primeiro os 2 bites mais significativos no endereço de memória mais baixo, ou seja a variável i ficara armazenada da seguinte forma:</text:p>
              <text:p>80 no endereço 0x0200, 51 no endereço 0x0201, AB no endereço 0x0202 e CD no endereço 0x0203.</text:p>
            </text:list-item>
            <text:list-item>
              <text:p><text:soft-page-break/>O Big-endian armazena primeiro os dois bites menos significativos, e a variável i ficara armazenada da seguinte maneira:</text:p>
              <text:p>CD no endereço 0x0200, AB no endereço 0x201, 51 no endereço 0x0202 e 80 no endereço 0x0203.</text:p>
            </text:list-item>
          </text:list>
        </text:list-item>
        <text:list-item>
          <text:p>Sabendo que o processador do MSP430 tem registradores de 16 bits, como ele soma duas variáveis de 32 bits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slab" svg:font-family="'Roboto slab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5:26:17.711000000</meta:creation-date>
    <dc:date>2017-08-13T23:49:29.897000000</dc:date>
    <meta:editing-duration>PT44M23S</meta:editing-duration>
    <meta:editing-cycles>3</meta:editing-cycles>
    <meta:generator>LibreOffice/5.1.1.3$Windows_x86 LibreOffice_project/89f508ef3ecebd2cfb8e1def0f0ba9a803b88a6d</meta:generator>
    <meta:document-statistic meta:table-count="0" meta:image-count="0" meta:object-count="0" meta:page-count="2" meta:paragraph-count="27" meta:word-count="461" meta:character-count="2782" meta:non-whitespace-character-count="2274"/>
  </office:meta>
</office:document-meta>
</file>